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05cm" fo:min-width="15.1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textarea-horizontal-align="justify" draw:textarea-vertical-align="middle" draw:auto-grow-height="false" fo:min-height="4.75cm" fo:min-width="15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66cc" draw:textarea-horizontal-align="justify" draw:textarea-vertical-align="middle" draw:auto-grow-height="false" fo:min-height="0.85cm" fo:min-width="2.5cm"/>
    </style:style>
    <style:style style:name="gr6" style:family="graphic" style:parent-style-name="standard">
      <style:graphic-properties draw:stroke="none" svg:stroke-color="#000000" draw:fill="none" draw:fill-color="#ffffff" fo:min-height="0.957cm"/>
    </style:style>
    <style:style style:name="gr7" style:family="graphic" style:parent-style-name="standard">
      <style:graphic-properties draw:fill-color="#9966cc" draw:textarea-horizontal-align="justify" draw:textarea-vertical-align="middle" draw:auto-grow-height="false" fo:min-height="0.85cm" fo:min-width="2.5cm"/>
    </style:style>
    <style:style style:name="gr8" style:family="graphic" style:parent-style-name="standard">
      <style:graphic-properties draw:fill-color="#6b4794" draw:textarea-horizontal-align="justify" draw:textarea-vertical-align="middle" draw:auto-grow-height="false" fo:min-height="0.472cm" fo:min-width="9.222cm"/>
    </style:style>
    <style:style style:name="gr9" style:family="graphic" style:parent-style-name="standard">
      <style:graphic-properties draw:fill-color="#6b4794" draw:textarea-horizontal-align="justify" draw:textarea-vertical-align="middle" draw:auto-grow-height="false" fo:min-height="1.284cm" fo:min-width="4.834cm"/>
    </style:style>
    <style:style style:name="gr10" style:family="graphic" style:parent-style-name="standard">
      <style:graphic-properties draw:fill-color="#5e11a6" draw:textarea-horizontal-align="justify" draw:textarea-vertical-align="middle" draw:auto-grow-height="false" fo:min-height="1.284cm" fo:min-width="4.834cm"/>
    </style:style>
    <style:style style:name="gr11" style:family="graphic" style:parent-style-name="standard">
      <style:graphic-properties draw:fill-color="#280099" draw:textarea-horizontal-align="justify" draw:textarea-vertical-align="middle" draw:auto-grow-height="false" fo:min-height="1.284cm" fo:min-width="10.23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9966cc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9966cc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6b4794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5e11a6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-color="#280099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6cm" svg:height="7.3cm" svg:x="2.9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1cm" svg:x="2.9cm" svg:y="4.4cm">
          <draw:text-box>
            <text:p>Android</text:p>
          </draw:text-box>
        </draw:frame>
        <draw:custom-shape draw:style-name="gr3" draw:text-style-name="P1" draw:layer="layout" svg:width="15.6cm" svg:height="5cm" svg:x="2.9cm" svg:y="1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cm" svg:height="1.1cm" svg:x="3.2cm" svg:y="14.2cm">
          <draw:text-box>
            <text:p>Pd</text:p>
          </draw:text-box>
        </draw:frame>
        <draw:line draw:style-name="gr4" draw:text-style-name="P3" draw:layer="layout" svg:x1="7.5cm" svg:y1="12.1cm" svg:x2="7.5cm" svg:y2="13.7cm">
          <text:p/>
        </draw:line>
        <draw:custom-shape draw:style-name="gr5" draw:text-style-name="P4" draw:layer="layout" svg:width="3cm" svg:height="1.1cm" svg:x="11.7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3cm" svg:height="1.1cm" svg:x="6cm" svg:y="14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9cm" svg:height="1.207cm" svg:x="11.9cm" svg:y="13.993cm">
          <draw:text-box>
            <text:p text:style-name="P5"><text:span text:style-name="T1">Senders</text:span></text:p>
          </draw:text-box>
        </draw:frame>
        <draw:line draw:style-name="gr4" draw:text-style-name="P3" draw:layer="layout" svg:x1="13.2cm" svg:y1="13.8cm" svg:x2="13.2cm" svg:y2="12.2cm">
          <text:p/>
        </draw:line>
        <draw:custom-shape draw:style-name="gr7" draw:text-style-name="P8" draw:layer="layout" svg:width="3cm" svg:height="1.1cm" svg:x="11.7cm" svg:y="10.6cm">
          <text:p text:style-name="P7"><text:span text:style-name="T1">PdLib listen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cm" svg:height="1.1cm" svg:x="6.1cm" svg:y="10.6cm">
          <text:p text:style-name="P7"><text:span text:style-name="T1">PdLib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2.9cm" svg:height="1.207cm" svg:x="6.1cm" svg:y="14.093cm">
          <draw:text-box>
            <text:p text:style-name="P5"><text:span text:style-name="T1">Receivers</text:span></text:p>
          </draw:text-box>
        </draw:frame>
        <draw:custom-shape draw:style-name="gr8" draw:text-style-name="P9" draw:layer="layout" svg:width="9.8cm" svg:height="0.8cm" svg:x="5.7cm" svg:y="16.3cm">
          <text:p text:style-name="P1"><text:span text:style-name="T1">seque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9.8cm" svg:height="0.8cm" svg:x="5.7cm" svg:y="17.7cm">
          <text:p text:style-name="P1"><text:span text:style-name="T1">Sample p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4cm" svg:y1="17.2cm" svg:x2="10.4cm" svg:y2="17.8cm">
          <text:p/>
        </draw:line>
        <draw:custom-shape draw:style-name="gr9" draw:text-style-name="P9" draw:layer="layout" svg:width="5.5cm" svg:height="1.7cm" svg:x="4.4cm" svg:y="6.8cm">
          <text:p text:style-name="P1"><text:span text:style-name="T1">BeatSequencerFrag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0" draw:layer="layout" svg:width="5.5cm" svg:height="1.7cm" svg:x="12.3cm" svg:y="6.8cm">
          <text:p text:style-name="P1"><text:span text:style-name="T1">XYControllerBeatVie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0.2cm" svg:y1="7.6cm" svg:x2="12.2cm" svg:y2="7.6cm">
          <text:p/>
        </draw:line>
        <draw:line draw:style-name="gr4" draw:text-style-name="P3" draw:layer="layout" svg:x1="12.1cm" svg:y1="8cm" svg:x2="10.2cm" svg:y2="8cm">
          <text:p/>
        </draw:line>
        <draw:line draw:style-name="gr4" draw:text-style-name="P3" draw:layer="layout" svg:x1="7.2cm" svg:y1="8.8cm" svg:x2="7.2cm" svg:y2="10.5cm">
          <text:p/>
        </draw:line>
        <draw:line draw:style-name="gr4" draw:text-style-name="P3" draw:layer="layout" svg:x1="11.4cm" svg:y1="10.4cm" svg:x2="9.1cm" svg:y2="8.8cm">
          <text:p/>
        </draw:line>
        <draw:custom-shape draw:style-name="gr11" draw:text-style-name="P11" draw:layer="layout" svg:width="10.9cm" svg:height="1.7cm" svg:x="5.8cm" svg:y="4.6cm">
          <text:p text:style-name="P1"><text:span text:style-name="T1">Phonestrument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7.478cm" svg:y1="15.3cm" svg:x2="7.478cm" svg:y2="16.3cm">
          <text:p/>
        </draw:line>
        <draw:line draw:style-name="gr4" draw:text-style-name="P3" draw:layer="layout" svg:x1="13.2cm" svg:y1="16.2cm" svg:x2="13.2cm" svg:y2="15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5:24:38.428719173</meta:creation-date>
    <dc:date>2016-03-14T15:40:51.118480726</dc:date>
    <meta:editing-duration>PT16M11S</meta:editing-duration>
    <meta:editing-cycles>7</meta:editing-cycles>
    <meta:generator>LibreOffice/5.0.2.2$Linux_X86_64 LibreOffice_project/00m0$Build-2</meta:generator>
    <meta:document-statistic meta:object-count="24"/>
  </office:meta>
</office:document-meta>
</file>